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79" calcext:value-type="float">
            <text:p>979</text:p>
          </table:table-cell>
          <table:table-cell table:style-name="ce7" table:formula="of:=COUNTIF([.B7:.B1095];&quot;X&quot;)" office:value-type="float" office:value="838" calcext:value-type="float">
            <text:p>838</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2" calcext:value-type="float">
            <text:p>112</text:p>
          </table:table-cell>
          <table:table-cell table:style-name="ce25" table:formula="of:=SUM([.B2:.F2])" office:value-type="float" office:value="1042" calcext:value-type="float">
            <text:p>104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number-rows-repeated="7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17">00/00/0000</text:date>, <text:time style:data-style-name="N2" text:time-value="21:18:38.56612492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17T21:19:02.186442744</dc:date>
    <meta:editing-duration>P1DT2H56M28S</meta:editing-duration>
    <meta:editing-cycles>978</meta:editing-cycles>
    <meta:document-statistic meta:table-count="1" meta:cell-count="5900" meta:object-count="0"/>
  </office:meta>
</office:document-meta>
</file>